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19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gree</text:p>
          </table:table-cell>
          <table:table-cell table:style-name="ce1" office:value-type="string">
            <text:p>Clinic Nam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Landline</text:p>
          </table:table-cell>
          <table:table-cell table:style-name="ce1" office:value-type="string">
            <text:p>Mobile</text:p>
          </table:table-cell>
          <table:table-cell table:style-name="ce2" office:value-type="string">
            <text:p>Timing</text:p>
          </table:table-cell>
          <table:table-cell table:style-name="ce1" office:value-type="string">
            <text:p>Experience</text:p>
          </table:table-cell>
          <table:table-cell table:style-name="ce2" office:value-type="string">
            <text:p>Fees</text:p>
          </table:table-cell>
          <table:table-cell table:style-name="ce1" office:value-type="string">
            <text:p>Online Appointment</text:p>
          </table:table-cell>
          <table:table-cell table:style-name="ce1" office:value-type="string">
            <text:p>Telephone Appointment</text:p>
          </table:table-cell>
          <table:table-cell table:style-name="ce1" office:value-type="string">
            <text:p>Weekly Off</text:p>
          </table:table-cell>
          <table:table-cell table:style-name="ce1" office:value-type="string">
            <text:p>By Line</text:p>
          </table:table-cell>
          <table:table-cell table:style-name="ce1" office:value-type="string">
            <text:p>Lattitude</text:p>
          </table:table-cell>
          <table:table-cell table:style-name="ce1" office:value-type="string">
            <text:p>Langitude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Dentist</text:p>
          </table:table-cell>
          <table:table-cell office:value-type="string">
            <text:p>Dr. Ankit Khanna</text:p>
          </table:table-cell>
          <table:table-cell office:value-type="string">
            <text:p>MDS</text:p>
          </table:table-cell>
          <table:table-cell office:value-type="string">
            <text:p>Dr. Khanna Clinic</text:p>
          </table:table-cell>
          <table:table-cell table:number-columns-repeated="4"/>
          <table:table-cell office:value-type="string">
            <text:p>9 – 1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Santosh</text:p>
          </table:table-cell>
          <table:table-cell table:number-columns-repeated="1009"/>
        </table:table-row>
        <table:table-row table:style-name="ro1">
          <table:table-cell office:value-type="string">
            <text:p>General Phisitian</text:p>
          </table:table-cell>
          <table:table-cell office:value-type="string">
            <text:p>Dr. Deepak Pathak</text:p>
          </table:table-cell>
          <table:table-cell office:value-type="string">
            <text:p>BAMS, PGDEMS, DIHM, CPHM</text:p>
          </table:table-cell>
          <table:table-cell office:value-type="string">
            <text:p>Shivsantosh Clinic</text:p>
          </table:table-cell>
          <table:table-cell table:number-columns-repeated="3"/>
          <table:table-cell office:value-type="float" office:value="9028835208">
            <text:p>9028835208</text:p>
          </table:table-cell>
          <table:table-cell office:value-type="string">
            <text:p>10 – 1 &amp; 6 – 10</text:p>
          </table:table-cell>
          <table:table-cell office:value-type="float" office:value="2.5">
            <text:p>2.5</text:p>
          </table:table-cell>
          <table:table-cell office:value-type="string">
            <text:p>100 – 150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Himself</text:p>
          </table:table-cell>
          <table:table-cell table:number-columns-repeated="100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000-00-00T14:23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23:32:45</meta:creation-date>
    <dc:date>2015-03-31T14:40:34</dc:date>
    <meta:editing-duration>PT2H2M15S</meta:editing-duration>
    <meta:editing-cycles>14</meta:editing-cycles>
    <meta:generator>LibreOffice/4.0.4.2$Linux_X86_64 LibreOffice_project/400m0$Build-2</meta:generator>
    <meta:document-statistic meta:table-count="1" meta:cell-count="38" meta:object-count="0"/>
  </office:meta>
</office:document-meta>
</file>